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90888" calcext:value-type="float">
            <text:p>123.6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11312" calcext:value-type="float">
            <text:p>122.5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74864" calcext:value-type="float">
            <text:p>121.9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01256" calcext:value-type="float">
            <text:p>121.3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8808" calcext:value-type="float">
            <text:p>117.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7936" calcext:value-type="float">
            <text:p>117.5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636" calcext:value-type="float">
            <text:p>127.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74096" calcext:value-type="float">
            <text:p>124.9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1528" calcext:value-type="float">
            <text:p>117.3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7984" calcext:value-type="float">
            <text:p>112.6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77792" calcext:value-type="float">
            <text:p>105.7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4272" calcext:value-type="float">
            <text:p>104.2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4968" calcext:value-type="float">
            <text:p>102.9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7768" calcext:value-type="float">
            <text:p>102.5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0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212" calcext:value-type="float">
            <text:p>100.7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1784" calcext:value-type="float">
            <text:p>97.3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199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199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199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199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199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916" calcext:value-type="float">
            <text:p>92.3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199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6432" calcext:value-type="float">
            <text:p>91.0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199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6328" calcext:value-type="float">
            <text:p>91.0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2264" calcext:value-type="float">
            <text:p>85.9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198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198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197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197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197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802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197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